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oppins" svg:font-family="Poppins, sans-serif"/>
    <style:font-face style:name="apple-system" svg:font-family="apple-system, blinkmacsystemfont, 'segoe ui', roboto, oxygen, ubuntu, cantarell, 'open sans', 'helvetica neue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0ddc"/>
    </style:style>
    <style:style style:name="P2" style:family="paragraph" style:parent-style-name="Standard">
      <style:text-properties officeooo:rsid="001e0bed" officeooo:paragraph-rsid="001e0bed"/>
    </style:style>
    <style:style style:name="P3" style:family="paragraph" style:parent-style-name="Standard">
      <style:text-properties officeooo:rsid="001f34b0" officeooo:paragraph-rsid="001f34b0"/>
    </style:style>
    <style:style style:name="P4" style:family="paragraph" style:parent-style-name="Standard">
      <style:text-properties officeooo:paragraph-rsid="001f34b0"/>
    </style:style>
    <style:style style:name="P5" style:family="paragraph" style:parent-style-name="Standard">
      <style:text-properties fo:font-size="18pt" officeooo:rsid="001bf776" officeooo:paragraph-rsid="001a0ddc" style:font-size-asian="15.75pt" style:font-size-complex="18pt"/>
    </style:style>
    <style:style style:name="P6" style:family="paragraph" style:parent-style-name="Standard">
      <style:text-properties fo:font-size="18pt" officeooo:rsid="001e0bed" officeooo:paragraph-rsid="001e0bed" style:font-size-asian="15.75pt" style:font-size-complex="18pt"/>
    </style:style>
    <style:style style:name="P7" style:family="paragraph" style:parent-style-name="Standard">
      <style:text-properties fo:font-size="18pt" officeooo:rsid="001f34b0" officeooo:paragraph-rsid="001f34b0" style:font-size-asian="15.75pt" style:font-size-complex="18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a0ddc" style:font-size-asian="15.75pt" style:font-size-complex="18pt"/>
    </style:style>
    <style:style style:name="T3" style:family="text">
      <style:text-properties fo:font-size="18pt" officeooo:rsid="001bf776" style:font-size-asian="15.75pt" style:font-size-complex="18pt"/>
    </style:style>
    <style:style style:name="T4" style:family="text">
      <style:text-properties fo:font-size="18pt" officeooo:rsid="001cfe0c" style:font-size-asian="15.75pt" style:font-size-complex="18pt"/>
    </style:style>
    <style:style style:name="T5" style:family="text">
      <style:text-properties fo:font-size="18pt" officeooo:rsid="001f34b0" style:font-size-asian="15.75pt" style:font-size-complex="18pt"/>
    </style:style>
    <style:style style:name="T6" style:family="text">
      <style:text-properties fo:font-size="18pt" officeooo:rsid="0022a25b" style:font-size-asian="15.75pt" style:font-size-complex="18pt"/>
    </style:style>
    <style:style style:name="T7" style:family="text">
      <style:text-properties fo:font-size="18pt" officeooo:rsid="002502e7" style:font-size-asian="15.75pt" style:font-size-complex="18pt"/>
    </style:style>
    <style:style style:name="T8" style:family="text">
      <style:text-properties fo:font-size="18pt" officeooo:rsid="0025528c" style:font-size-asian="15.75pt" style:font-size-complex="18pt"/>
    </style:style>
    <style:style style:name="T9" style:family="text">
      <style:text-properties fo:font-size="18pt" officeooo:rsid="00259611" style:font-size-asian="15.75pt" style:font-size-complex="18pt"/>
    </style:style>
    <style:style style:name="T10" style:family="text">
      <style:text-properties fo:font-size="18pt" officeooo:rsid="0026f8cb" style:font-size-asian="15.75pt" style:font-size-complex="18pt"/>
    </style:style>
    <style:style style:name="T11" style:family="text">
      <style:text-properties fo:font-size="18pt" fo:font-style="italic" officeooo:rsid="001a0ddc" style:font-size-asian="15.75pt" style:font-style-asian="italic" style:font-size-complex="18pt" style:font-style-complex="italic"/>
    </style:style>
    <style:style style:name="T12" style:family="text">
      <style:text-properties fo:font-variant="normal" fo:text-transform="none" fo:color="#2e3338" loext:opacity="100%" style:font-name="Poppins" fo:font-size="7.90000009536743pt" fo:letter-spacing="normal" fo:font-style="normal" fo:font-weight="normal" style:font-size-asian="15.75pt" style:font-size-complex="18pt"/>
    </style:style>
    <style:style style:name="T13" style:family="text">
      <style:text-properties fo:font-variant="normal" fo:text-transform="none" fo:color="#2e3338" loext:opacity="100%" style:font-name="Poppins" fo:font-size="7.90000009536743pt" fo:letter-spacing="normal" fo:font-style="normal" fo:font-weight="normal" officeooo:rsid="0022a25b" style:font-size-asian="15.75pt" style:font-size-complex="18pt"/>
    </style:style>
    <style:style style:name="T14" style:family="text">
      <style:text-properties fo:font-variant="normal" fo:text-transform="none" fo:color="#6b2c91" loext:opacity="100%" style:text-line-through-style="none" style:text-line-through-type="none" style:font-name="apple-system" fo:font-size="7.90000009536743pt" fo:letter-spacing="normal" fo:font-style="normal" style:text-underline-style="none" fo:font-weight="normal" style:text-blinking="false" fo:background-color="transparent" loext:char-shading-value="0" style:font-size-asian="15.75pt" style:font-size-complex="18pt"/>
    </style:style>
    <style:style style:name="T15" style:family="text">
      <style:text-properties officeooo:rsid="0025528c"/>
    </style:style>
    <style:style style:name="T16" style:family="text">
      <style:text-properties officeooo:rsid="0026f8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658_339715314"/><text:bookmark-start text:name="__DdeLink__2002_339715314"/><text:bookmark-start text:name="__DdeLink__1998_339715314"/><text:span text:style-name="T2">Meeting new people is </text:span><text:span text:style-name="T11">hard</text:span><text:span text:style-name="T2"> these days. But Just Friends made it so much easier. This app </text:span><text:span text:style-name="T4">is </text:span><text:span text:style-name="T7">an absolute</text:span><text:span text:style-name="T4"> lifesaver</text:span><text:span text:style-name="T2"> – when I </text:span><text:span text:style-name="T3">moved</text:span><text:span text:style-name="T2"> here I knew nobody, but Just Friends helped me instantly meet new peop</text:span><text:span text:style-name="T3">le</text:span><text:span text:style-name="T2"> right here in my neighbourhood. It’s as </text:span><text:span text:style-name="T3">easy</text:span><text:span text:style-name="T2"> as saying: ‘I want to grab a coffee’,</text:span><text:span text:style-name="T3"> </text:span><text:span text:style-name="T2">seeing who’s </text:span><text:span text:style-name="T3">available</text:span><text:span text:style-name="T2">, making </text:span><text:span text:style-name="T8">great</text:span><text:span text:style-name="T2"> connections </text:span><text:span text:style-name="T10">online</text:span><text:span text:style-name="T8">, </text:span><text:span text:style-name="T10">and amazing memories offline</text:span><text:span text:style-name="T2">. </text:span><text:span text:style-name="T3">And best of all, it’s totally free. Just tap the link, </text:span><text:span text:style-name="T7">download the Just Friends</text:span><text:span text:style-name="T3"> </text:span><text:span text:style-name="T7">app, and you’re all set to </text:span><text:span text:style-name="T8">start growing your circle</text:span><text:span text:style-name="T3">. </text:span><text:bookmark-end text:name="__DdeLink__1658_339715314"/><text:bookmark-end text:name="__DdeLink__1998_339715314"/><text:span text:style-name="T7">Hope to see you there!</text:span><text:bookmark-end text:name="__DdeLink__2002_339715314"/></text:p>
      <text:p text:style-name="P5"/>
      <text:p text:style-name="P2"><text:bookmark-start text:name="__DdeLink__5746_486479437"/><text:bookmark-start text:name="__DdeLink__9160_486479437"/><text:span text:style-name="T3">H</text:span><text:span text:style-name="T1">i :)</text:span></text:p>
      <text:p text:style-name="P6"/>
      <text:p text:style-name="P2"><text:span text:style-name="T1">Looking for someone interested in featuring in a social media ad for a brand new app. The app is called ‘Just Friends’, it’s free, and helps you meet people nearby (currently </text:span><text:span text:style-name="T5">available for</text:span><text:span text:style-name="T1"> iOS only - App Store </text:span><text:span text:style-name="T5">link</text:span><text:span text:style-name="T1">: </text:span><text:bookmark-start text:name="__DdeLink__5748_486479437"/><text:a xlink:type="simple" xlink:href="https://apps.apple.com/gb/app/just-friends/id6462937691" text:style-name="Internet_20_link" text:visited-style-name="Visited_20_Internet_20_Link"><text:span text:style-name="T1">https://apps.apple.com/gb/app/just-friends/id6462937691</text:span></text:a><text:bookmark-end text:name="__DdeLink__5748_486479437"/><text:span text:style-name="T1">)</text:span></text:p>
      <text:p text:style-name="P6"/>
      <text:p text:style-name="P7">You would ideally be: </text:p>
      <text:p text:style-name="P7"/>
      <text:p text:style-name="P3"><text:span text:style-name="T1">- a woman </text:span><text:span text:style-name="T6">aged 30-40</text:span></text:p>
      <text:p text:style-name="P3"><text:span text:style-name="T1">- </text:span><text:span text:style-name="T6">well groomed with a </text:span><text:span text:style-name="T1">bubbly personality</text:span></text:p>
      <text:p text:style-name="P7">- good level of English (don’t have to be a native speaker though)</text:p>
      <text:p text:style-name="P4"><text:span text:style-name="T5">- </text:span><text:span text:style-name="T6">able to commute to central Manchester</text:span></text:p>
      <text:p text:style-name="P7"/>
      <text:p text:style-name="P7">Please DM me if this sounds like you. This is a paid opportunity, with potential for more down the line. Thanks.<text:bookmark-end text:name="__DdeLink__5746_486479437"/><text:bookmark-end text:name="__DdeLink__9160_486479437"/></text:p>
      <text:p text:style-name="P7"/>
      <text:p text:style-name="P3"><text:bookmark-start text:name="__DdeLink__5752_486479437"/><text:bookmark-start text:name="__DdeLink__9157_486479437"/><text:bookmark-start text:name="__DdeLink__5750_486479437"/><text:span text:style-name="T12">Just Friends is a brand new Manchester-based mobile app startup that helps people to connect with like-minded people in their vicinity.<text:line-break/>I am seeking a model to feature in a short social media advertisement to begin promoting the app. You w</text:span><text:span text:style-name="T13">ould</text:span><text:span text:style-name="T12"> be:<text:line-break/><text:line-break/>- a woman aged 30-40<text:line-break/>- a confident English speaker (non-native speakers are encouraged to apply)<text:line-break/>- well-groomed with a bubbly personality<text:line-break/>- within commuting distance of Central Manchester<text:line-break/><text:line-break/>Experience is not required - the main thing is that you bring an authentic and engaging presence. The ad is currently a one-off but with the potential for further work down the line if it is received well. Please get in touch if you're interested, and I will share further details. Download the app itself at the following link to get a better idea of what it does (currently iOS only): </text:span><text:a xlink:type="simple" xlink:href="https://apps.apple.com/gb/app/just-friends/id6462937691" text:style-name="Internet_20_link" text:visited-style-name="Visited_20_Internet_20_Link"><text:span text:style-name="T14">https://apps.apple.com/gb/app/just-friends/id6462937691</text:span></text:a><text:bookmark-end text:name="__DdeLink__5752_486479437"/><text:bookmark-end text:name="__DdeLink__9157_486479437"/><text:bookmark-end text:name="__DdeLink__5750_4864794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oppins" svg:font-family="Poppins, sans-serif"/>
    <style:font-face style:name="apple-system" svg:font-family="apple-system, blinkmacsystemfont, 'segoe ui', roboto, oxygen, ubuntu, cantarell, 'open sans', 'helvetica neue'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8-04T18:20:10.446429906</meta:creation-date>
    <meta:editing-duration>P2DT22H48M21S</meta:editing-duration>
    <meta:editing-cycles>4</meta:editing-cycles>
    <meta:generator>LibreOffice/7.0.3.1$MacOSX_X86_64 LibreOffice_project/d7547858d014d4cf69878db179d326fc3483e082</meta:generator>
    <dc:date>2024-08-16T20:35:59.283621351</dc:date>
    <meta:document-statistic meta:table-count="0" meta:image-count="0" meta:object-count="0" meta:page-count="1" meta:paragraph-count="10" meta:word-count="336" meta:character-count="1985" meta:non-whitespace-character-count="1655"/>
  </office:meta>
</office:document-meta>
</file>